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41.38pt" svg:y="42.8pt">
            <loext:p/>
            <draw:object draw:notify-on-update-of-ranges="Sheet1.B2:Sheet1.B101 Sheet1.C2:Sheet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RANDBETWEEN(150;160)" office:value-type="float" office:value="154" calcext:value-type="float">
            <text:p>154.00</text:p>
          </table:table-cell>
          <table:table-cell table:formula="of:=([.A2] * [.$D$1] + [.B2]) / ([.$D$1] + 1)" office:value-type="float" office:value="25.6666666666667" calcext:value-type="float">
            <text:p>25.67</text:p>
          </table:table-cell>
          <table:table-cell/>
        </table:table-row>
        <table:table-row table:style-name="ro1">
          <table:table-cell table:formula="of:=[.C2]" office:value-type="float" office:value="25.6666666666667" calcext:value-type="float">
            <text:p>25.67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3] * [.$D$1] + [.B3]) / ([.$D$1] + 1)" office:value-type="float" office:value="48.0555555555556" calcext:value-type="float">
            <text:p>48.06</text:p>
          </table:table-cell>
          <table:table-cell/>
        </table:table-row>
        <table:table-row table:style-name="ro1">
          <table:table-cell table:formula="of:=[.C3]" office:value-type="float" office:value="48.0555555555556" calcext:value-type="float">
            <text:p>48.06</text:p>
          </table:table-cell>
          <table:table-cell table:formula="of:=RANDBETWEEN(150;160)" office:value-type="float" office:value="159" calcext:value-type="float">
            <text:p>159.00</text:p>
          </table:table-cell>
          <table:table-cell table:formula="of:=([.A4] * [.$D$1] + [.B4]) / ([.$D$1] + 1)" office:value-type="float" office:value="66.5462962962963" calcext:value-type="float">
            <text:p>66.55</text:p>
          </table:table-cell>
          <table:table-cell/>
        </table:table-row>
        <table:table-row table:style-name="ro1">
          <table:table-cell table:formula="of:=[.C4]" office:value-type="float" office:value="66.5462962962963" calcext:value-type="float">
            <text:p>66.55</text:p>
          </table:table-cell>
          <table:table-cell table:formula="of:=RANDBETWEEN(150;160)" office:value-type="float" office:value="151" calcext:value-type="float">
            <text:p>151.00</text:p>
          </table:table-cell>
          <table:table-cell table:formula="of:=([.A5] * [.$D$1] + [.B5]) / ([.$D$1] + 1)" office:value-type="float" office:value="80.6219135802469" calcext:value-type="float">
            <text:p>80.62</text:p>
          </table:table-cell>
          <table:table-cell/>
        </table:table-row>
        <table:table-row table:style-name="ro1">
          <table:table-cell table:formula="of:=[.C5]" office:value-type="float" office:value="80.6219135802469" calcext:value-type="float">
            <text:p>80.62</text:p>
          </table:table-cell>
          <table:table-cell table:formula="of:=RANDBETWEEN(150;160)" office:value-type="float" office:value="154" calcext:value-type="float">
            <text:p>154.00</text:p>
          </table:table-cell>
          <table:table-cell table:formula="of:=([.A6] * [.$D$1] + [.B6]) / ([.$D$1] + 1)" office:value-type="float" office:value="92.8515946502058" calcext:value-type="float">
            <text:p>92.85</text:p>
          </table:table-cell>
          <table:table-cell/>
        </table:table-row>
        <table:table-row table:style-name="ro1">
          <table:table-cell table:formula="of:=[.C6]" office:value-type="float" office:value="92.8515946502058" calcext:value-type="float">
            <text:p>92.85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7] * [.$D$1] + [.B7]) / ([.$D$1] + 1)" office:value-type="float" office:value="104.042995541838" calcext:value-type="float">
            <text:p>104.04</text:p>
          </table:table-cell>
          <table:table-cell/>
        </table:table-row>
        <table:table-row table:style-name="ro1">
          <table:table-cell table:formula="of:=[.C7]" office:value-type="float" office:value="104.042995541838" calcext:value-type="float">
            <text:p>104.04</text:p>
          </table:table-cell>
          <table:table-cell table:formula="of:=RANDBETWEEN(150;160)" office:value-type="float" office:value="158" calcext:value-type="float">
            <text:p>158.00</text:p>
          </table:table-cell>
          <table:table-cell table:formula="of:=([.A8] * [.$D$1] + [.B8]) / ([.$D$1] + 1)" office:value-type="float" office:value="113.035829618198" calcext:value-type="float">
            <text:p>113.04</text:p>
          </table:table-cell>
          <table:table-cell/>
        </table:table-row>
        <table:table-row table:style-name="ro1">
          <table:table-cell table:formula="of:=[.C8]" office:value-type="float" office:value="113.035829618198" calcext:value-type="float">
            <text:p>113.04</text:p>
          </table:table-cell>
          <table:table-cell table:formula="of:=RANDBETWEEN(150;160)" office:value-type="float" office:value="156" calcext:value-type="float">
            <text:p>156.00</text:p>
          </table:table-cell>
          <table:table-cell table:formula="of:=([.A9] * [.$D$1] + [.B9]) / ([.$D$1] + 1)" office:value-type="float" office:value="120.196524681832" calcext:value-type="float">
            <text:p>120.20</text:p>
          </table:table-cell>
          <table:table-cell/>
        </table:table-row>
        <table:table-row table:style-name="ro1">
          <table:table-cell table:formula="of:=[.C9]" office:value-type="float" office:value="120.196524681832" calcext:value-type="float">
            <text:p>120.20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10] * [.$D$1] + [.B10]) / ([.$D$1] + 1)" office:value-type="float" office:value="126.83043723486" calcext:value-type="float">
            <text:p>126.83</text:p>
          </table:table-cell>
          <table:table-cell/>
        </table:table-row>
        <table:table-row table:style-name="ro1">
          <table:table-cell table:formula="of:=[.C10]" office:value-type="float" office:value="126.83043723486" calcext:value-type="float">
            <text:p>126.83</text:p>
          </table:table-cell>
          <table:table-cell table:formula="of:=RANDBETWEEN(150;160)" office:value-type="float" office:value="151" calcext:value-type="float">
            <text:p>151.00</text:p>
          </table:table-cell>
          <table:table-cell table:formula="of:=([.A11] * [.$D$1] + [.B11]) / ([.$D$1] + 1)" office:value-type="float" office:value="130.858697695717" calcext:value-type="float">
            <text:p>130.86</text:p>
          </table:table-cell>
          <table:table-cell/>
        </table:table-row>
        <table:table-row table:style-name="ro1">
          <table:table-cell table:formula="of:=[.C11]" office:value-type="float" office:value="130.858697695717" calcext:value-type="float">
            <text:p>130.86</text:p>
          </table:table-cell>
          <table:table-cell table:formula="of:=RANDBETWEEN(150;160)" office:value-type="float" office:value="155" calcext:value-type="float">
            <text:p>155.00</text:p>
          </table:table-cell>
          <table:table-cell table:formula="of:=([.A12] * [.$D$1] + [.B12]) / ([.$D$1] + 1)" office:value-type="float" office:value="134.882248079764" calcext:value-type="float">
            <text:p>134.88</text:p>
          </table:table-cell>
          <table:table-cell/>
        </table:table-row>
        <table:table-row table:style-name="ro1">
          <table:table-cell table:formula="of:=[.C12]" office:value-type="float" office:value="134.882248079764" calcext:value-type="float">
            <text:p>134.88</text:p>
          </table:table-cell>
          <table:table-cell table:formula="of:=RANDBETWEEN(150;160)" office:value-type="float" office:value="159" calcext:value-type="float">
            <text:p>159.00</text:p>
          </table:table-cell>
          <table:table-cell table:formula="of:=([.A13] * [.$D$1] + [.B13]) / ([.$D$1] + 1)" office:value-type="float" office:value="138.901873399803" calcext:value-type="float">
            <text:p>138.90</text:p>
          </table:table-cell>
          <table:table-cell/>
        </table:table-row>
        <table:table-row table:style-name="ro1">
          <table:table-cell table:formula="of:=[.C13]" office:value-type="float" office:value="138.901873399803" calcext:value-type="float">
            <text:p>138.90</text:p>
          </table:table-cell>
          <table:table-cell table:formula="of:=RANDBETWEEN(150;160)" office:value-type="float" office:value="153" calcext:value-type="float">
            <text:p>153.00</text:p>
          </table:table-cell>
          <table:table-cell table:formula="of:=([.A14] * [.$D$1] + [.B14]) / ([.$D$1] + 1)" office:value-type="float" office:value="141.251561166503" calcext:value-type="float">
            <text:p>141.25</text:p>
          </table:table-cell>
          <table:table-cell/>
        </table:table-row>
        <table:table-row table:style-name="ro1">
          <table:table-cell table:formula="of:=[.C14]" office:value-type="float" office:value="141.251561166503" calcext:value-type="float">
            <text:p>141.25</text:p>
          </table:table-cell>
          <table:table-cell table:formula="of:=RANDBETWEEN(150;160)" office:value-type="float" office:value="158" calcext:value-type="float">
            <text:p>158.00</text:p>
          </table:table-cell>
          <table:table-cell table:formula="of:=([.A15] * [.$D$1] + [.B15]) / ([.$D$1] + 1)" office:value-type="float" office:value="144.042967638752" calcext:value-type="float">
            <text:p>144.04</text:p>
          </table:table-cell>
          <table:table-cell/>
        </table:table-row>
        <table:table-row table:style-name="ro1">
          <table:table-cell table:formula="of:=[.C15]" office:value-type="float" office:value="144.042967638752" calcext:value-type="float">
            <text:p>144.04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16] * [.$D$1] + [.B16]) / ([.$D$1] + 1)" office:value-type="float" office:value="146.702473032294" calcext:value-type="float">
            <text:p>146.70</text:p>
          </table:table-cell>
          <table:table-cell/>
        </table:table-row>
        <table:table-row table:style-name="ro1">
          <table:table-cell table:formula="of:=[.C16]" office:value-type="float" office:value="146.702473032294" calcext:value-type="float">
            <text:p>146.70</text:p>
          </table:table-cell>
          <table:table-cell table:formula="of:=RANDBETWEEN(150;160)" office:value-type="float" office:value="154" calcext:value-type="float">
            <text:p>154.00</text:p>
          </table:table-cell>
          <table:table-cell table:formula="of:=([.A17] * [.$D$1] + [.B17]) / ([.$D$1] + 1)" office:value-type="float" office:value="147.918727526911" calcext:value-type="float">
            <text:p>147.92</text:p>
          </table:table-cell>
          <table:table-cell/>
        </table:table-row>
        <table:table-row table:style-name="ro1">
          <table:table-cell table:formula="of:=[.C17]" office:value-type="float" office:value="147.918727526911" calcext:value-type="float">
            <text:p>147.92</text:p>
          </table:table-cell>
          <table:table-cell table:formula="of:=RANDBETWEEN(150;160)" office:value-type="float" office:value="157" calcext:value-type="float">
            <text:p>157.00</text:p>
          </table:table-cell>
          <table:table-cell table:formula="of:=([.A18] * [.$D$1] + [.B18]) / ([.$D$1] + 1)" office:value-type="float" office:value="149.432272939093" calcext:value-type="float">
            <text:p>149.43</text:p>
          </table:table-cell>
          <table:table-cell/>
        </table:table-row>
        <table:table-row table:style-name="ro1">
          <table:table-cell table:formula="of:=[.C18]" office:value-type="float" office:value="149.432272939093" calcext:value-type="float">
            <text:p>149.43</text:p>
          </table:table-cell>
          <table:table-cell table:formula="of:=RANDBETWEEN(150;160)" office:value-type="float" office:value="150" calcext:value-type="float">
            <text:p>150.00</text:p>
          </table:table-cell>
          <table:table-cell table:formula="of:=([.A19] * [.$D$1] + [.B19]) / ([.$D$1] + 1)" office:value-type="float" office:value="149.526894115911" calcext:value-type="float">
            <text:p>149.53</text:p>
          </table:table-cell>
          <table:table-cell/>
        </table:table-row>
        <table:table-row table:style-name="ro1">
          <table:table-cell table:formula="of:=[.C19]" office:value-type="float" office:value="149.526894115911" calcext:value-type="float">
            <text:p>149.53</text:p>
          </table:table-cell>
          <table:table-cell table:formula="of:=RANDBETWEEN(150;160)" office:value-type="float" office:value="159" calcext:value-type="float">
            <text:p>159.00</text:p>
          </table:table-cell>
          <table:table-cell table:formula="of:=([.A20] * [.$D$1] + [.B20]) / ([.$D$1] + 1)" office:value-type="float" office:value="151.105745096592" calcext:value-type="float">
            <text:p>151.11</text:p>
          </table:table-cell>
          <table:table-cell/>
        </table:table-row>
        <table:table-row table:style-name="ro1">
          <table:table-cell table:formula="of:=[.C20]" office:value-type="float" office:value="151.105745096592" calcext:value-type="float">
            <text:p>151.11</text:p>
          </table:table-cell>
          <table:table-cell table:formula="of:=RANDBETWEEN(150;160)" office:value-type="float" office:value="157" calcext:value-type="float">
            <text:p>157.00</text:p>
          </table:table-cell>
          <table:table-cell table:formula="of:=([.A21] * [.$D$1] + [.B21]) / ([.$D$1] + 1)" office:value-type="float" office:value="152.088120913827" calcext:value-type="float">
            <text:p>152.09</text:p>
          </table:table-cell>
          <table:table-cell/>
        </table:table-row>
        <table:table-row table:style-name="ro1">
          <table:table-cell table:formula="of:=[.C21]" office:value-type="float" office:value="152.088120913827" calcext:value-type="float">
            <text:p>152.09</text:p>
          </table:table-cell>
          <table:table-cell table:formula="of:=RANDBETWEEN(150;160)" office:value-type="float" office:value="154" calcext:value-type="float">
            <text:p>154.00</text:p>
          </table:table-cell>
          <table:table-cell table:formula="of:=([.A22] * [.$D$1] + [.B22]) / ([.$D$1] + 1)" office:value-type="float" office:value="152.406767428189" calcext:value-type="float">
            <text:p>152.41</text:p>
          </table:table-cell>
          <table:table-cell/>
        </table:table-row>
        <table:table-row table:style-name="ro1">
          <table:table-cell table:formula="of:=[.C22]" office:value-type="float" office:value="152.406767428189" calcext:value-type="float">
            <text:p>152.41</text:p>
          </table:table-cell>
          <table:table-cell table:formula="of:=RANDBETWEEN(150;160)" office:value-type="float" office:value="155" calcext:value-type="float">
            <text:p>155.00</text:p>
          </table:table-cell>
          <table:table-cell table:formula="of:=([.A23] * [.$D$1] + [.B23]) / ([.$D$1] + 1)" office:value-type="float" office:value="152.838972856824" calcext:value-type="float">
            <text:p>152.84</text:p>
          </table:table-cell>
          <table:table-cell/>
        </table:table-row>
        <table:table-row table:style-name="ro1">
          <table:table-cell table:formula="of:=[.C23]" office:value-type="float" office:value="152.838972856824" calcext:value-type="float">
            <text:p>152.84</text:p>
          </table:table-cell>
          <table:table-cell table:formula="of:=RANDBETWEEN(150;160)" office:value-type="float" office:value="151" calcext:value-type="float">
            <text:p>151.00</text:p>
          </table:table-cell>
          <table:table-cell table:formula="of:=([.A24] * [.$D$1] + [.B24]) / ([.$D$1] + 1)" office:value-type="float" office:value="152.532477380687" calcext:value-type="float">
            <text:p>152.53</text:p>
          </table:table-cell>
          <table:table-cell/>
        </table:table-row>
        <table:table-row table:style-name="ro1">
          <table:table-cell table:formula="of:=[.C24]" office:value-type="float" office:value="152.532477380687" calcext:value-type="float">
            <text:p>152.53</text:p>
          </table:table-cell>
          <table:table-cell table:formula="of:=RANDBETWEEN(150;160)" office:value-type="float" office:value="155" calcext:value-type="float">
            <text:p>155.00</text:p>
          </table:table-cell>
          <table:table-cell table:formula="of:=([.A25] * [.$D$1] + [.B25]) / ([.$D$1] + 1)" office:value-type="float" office:value="152.943731150572" calcext:value-type="float">
            <text:p>152.94</text:p>
          </table:table-cell>
          <table:table-cell/>
        </table:table-row>
        <table:table-row table:style-name="ro1">
          <table:table-cell table:formula="of:=[.C25]" office:value-type="float" office:value="152.943731150572" calcext:value-type="float">
            <text:p>152.94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26] * [.$D$1] + [.B26]) / ([.$D$1] + 1)" office:value-type="float" office:value="154.11977595881" calcext:value-type="float">
            <text:p>154.12</text:p>
          </table:table-cell>
          <table:table-cell/>
        </table:table-row>
        <table:table-row table:style-name="ro1">
          <table:table-cell table:formula="of:=[.C26]" office:value-type="float" office:value="154.11977595881" calcext:value-type="float">
            <text:p>154.12</text:p>
          </table:table-cell>
          <table:table-cell table:formula="of:=RANDBETWEEN(150;160)" office:value-type="float" office:value="155" calcext:value-type="float">
            <text:p>155.00</text:p>
          </table:table-cell>
          <table:table-cell table:formula="of:=([.A27] * [.$D$1] + [.B27]) / ([.$D$1] + 1)" office:value-type="float" office:value="154.266479965675" calcext:value-type="float">
            <text:p>154.27</text:p>
          </table:table-cell>
          <table:table-cell/>
        </table:table-row>
        <table:table-row table:style-name="ro1">
          <table:table-cell table:formula="of:=[.C27]" office:value-type="float" office:value="154.266479965675" calcext:value-type="float">
            <text:p>154.27</text:p>
          </table:table-cell>
          <table:table-cell table:formula="of:=RANDBETWEEN(150;160)" office:value-type="float" office:value="152" calcext:value-type="float">
            <text:p>152.00</text:p>
          </table:table-cell>
          <table:table-cell table:formula="of:=([.A28] * [.$D$1] + [.B28]) / ([.$D$1] + 1)" office:value-type="float" office:value="153.888733304729" calcext:value-type="float">
            <text:p>153.89</text:p>
          </table:table-cell>
          <table:table-cell/>
        </table:table-row>
        <table:table-row table:style-name="ro1">
          <table:table-cell table:formula="of:=[.C28]" office:value-type="float" office:value="153.888733304729" calcext:value-type="float">
            <text:p>153.89</text:p>
          </table:table-cell>
          <table:table-cell table:formula="of:=RANDBETWEEN(150;160)" office:value-type="float" office:value="154" calcext:value-type="float">
            <text:p>154.00</text:p>
          </table:table-cell>
          <table:table-cell table:formula="of:=([.A29] * [.$D$1] + [.B29]) / ([.$D$1] + 1)" office:value-type="float" office:value="153.907277753941" calcext:value-type="float">
            <text:p>153.91</text:p>
          </table:table-cell>
          <table:table-cell/>
        </table:table-row>
        <table:table-row table:style-name="ro1">
          <table:table-cell table:formula="of:=[.C29]" office:value-type="float" office:value="153.907277753941" calcext:value-type="float">
            <text:p>153.91</text:p>
          </table:table-cell>
          <table:table-cell table:formula="of:=RANDBETWEEN(150;160)" office:value-type="float" office:value="155" calcext:value-type="float">
            <text:p>155.00</text:p>
          </table:table-cell>
          <table:table-cell table:formula="of:=([.A30] * [.$D$1] + [.B30]) / ([.$D$1] + 1)" office:value-type="float" office:value="154.089398128284" calcext:value-type="float">
            <text:p>154.09</text:p>
          </table:table-cell>
          <table:table-cell/>
        </table:table-row>
        <table:table-row table:style-name="ro1">
          <table:table-cell table:formula="of:=[.C30]" office:value-type="float" office:value="154.089398128284" calcext:value-type="float">
            <text:p>154.09</text:p>
          </table:table-cell>
          <table:table-cell table:formula="of:=RANDBETWEEN(150;160)" office:value-type="float" office:value="150" calcext:value-type="float">
            <text:p>150.00</text:p>
          </table:table-cell>
          <table:table-cell table:formula="of:=([.A31] * [.$D$1] + [.B31]) / ([.$D$1] + 1)" office:value-type="float" office:value="153.40783177357" calcext:value-type="float">
            <text:p>153.41</text:p>
          </table:table-cell>
          <table:table-cell/>
        </table:table-row>
        <table:table-row table:style-name="ro1">
          <table:table-cell table:formula="of:=[.C31]" office:value-type="float" office:value="153.40783177357" calcext:value-type="float">
            <text:p>153.41</text:p>
          </table:table-cell>
          <table:table-cell table:formula="of:=RANDBETWEEN(150;160)" office:value-type="float" office:value="154" calcext:value-type="float">
            <text:p>154.00</text:p>
          </table:table-cell>
          <table:table-cell table:formula="of:=([.A32] * [.$D$1] + [.B32]) / ([.$D$1] + 1)" office:value-type="float" office:value="153.506526477975" calcext:value-type="float">
            <text:p>153.51</text:p>
          </table:table-cell>
          <table:table-cell/>
        </table:table-row>
        <table:table-row table:style-name="ro1">
          <table:table-cell table:formula="of:=[.C32]" office:value-type="float" office:value="153.506526477975" calcext:value-type="float">
            <text:p>153.51</text:p>
          </table:table-cell>
          <table:table-cell table:formula="of:=RANDBETWEEN(150;160)" office:value-type="float" office:value="157" calcext:value-type="float">
            <text:p>157.00</text:p>
          </table:table-cell>
          <table:table-cell table:formula="of:=([.A33] * [.$D$1] + [.B33]) / ([.$D$1] + 1)" office:value-type="float" office:value="154.088772064979" calcext:value-type="float">
            <text:p>154.09</text:p>
          </table:table-cell>
          <table:table-cell/>
        </table:table-row>
        <table:table-row table:style-name="ro1">
          <table:table-cell table:formula="of:=[.C33]" office:value-type="float" office:value="154.088772064979" calcext:value-type="float">
            <text:p>154.09</text:p>
          </table:table-cell>
          <table:table-cell table:formula="of:=RANDBETWEEN(150;160)" office:value-type="float" office:value="156" calcext:value-type="float">
            <text:p>156.00</text:p>
          </table:table-cell>
          <table:table-cell table:formula="of:=([.A34] * [.$D$1] + [.B34]) / ([.$D$1] + 1)" office:value-type="float" office:value="154.407310054149" calcext:value-type="float">
            <text:p>154.41</text:p>
          </table:table-cell>
          <table:table-cell/>
        </table:table-row>
        <table:table-row table:style-name="ro1">
          <table:table-cell table:formula="of:=[.C34]" office:value-type="float" office:value="154.407310054149" calcext:value-type="float">
            <text:p>154.41</text:p>
          </table:table-cell>
          <table:table-cell table:formula="of:=RANDBETWEEN(150;160)" office:value-type="float" office:value="155" calcext:value-type="float">
            <text:p>155.00</text:p>
          </table:table-cell>
          <table:table-cell table:formula="of:=([.A35] * [.$D$1] + [.B35]) / ([.$D$1] + 1)" office:value-type="float" office:value="154.506091711791" calcext:value-type="float">
            <text:p>154.51</text:p>
          </table:table-cell>
          <table:table-cell/>
        </table:table-row>
        <table:table-row table:style-name="ro1">
          <table:table-cell table:formula="of:=[.C35]" office:value-type="float" office:value="154.506091711791" calcext:value-type="float">
            <text:p>154.51</text:p>
          </table:table-cell>
          <table:table-cell table:formula="of:=RANDBETWEEN(150;160)" office:value-type="float" office:value="153" calcext:value-type="float">
            <text:p>153.00</text:p>
          </table:table-cell>
          <table:table-cell table:formula="of:=([.A36] * [.$D$1] + [.B36]) / ([.$D$1] + 1)" office:value-type="float" office:value="154.255076426493" calcext:value-type="float">
            <text:p>154.26</text:p>
          </table:table-cell>
          <table:table-cell/>
        </table:table-row>
        <table:table-row table:style-name="ro1">
          <table:table-cell table:formula="of:=[.C36]" office:value-type="float" office:value="154.255076426493" calcext:value-type="float">
            <text:p>154.26</text:p>
          </table:table-cell>
          <table:table-cell table:formula="of:=RANDBETWEEN(150;160)" office:value-type="float" office:value="150" calcext:value-type="float">
            <text:p>150.00</text:p>
          </table:table-cell>
          <table:table-cell table:formula="of:=([.A37] * [.$D$1] + [.B37]) / ([.$D$1] + 1)" office:value-type="float" office:value="153.545897022077" calcext:value-type="float">
            <text:p>153.55</text:p>
          </table:table-cell>
          <table:table-cell/>
        </table:table-row>
        <table:table-row table:style-name="ro1">
          <table:table-cell table:formula="of:=[.C37]" office:value-type="float" office:value="153.545897022077" calcext:value-type="float">
            <text:p>153.55</text:p>
          </table:table-cell>
          <table:table-cell table:formula="of:=RANDBETWEEN(150;160)" office:value-type="float" office:value="157" calcext:value-type="float">
            <text:p>157.00</text:p>
          </table:table-cell>
          <table:table-cell table:formula="of:=([.A38] * [.$D$1] + [.B38]) / ([.$D$1] + 1)" office:value-type="float" office:value="154.121580851731" calcext:value-type="float">
            <text:p>154.12</text:p>
          </table:table-cell>
          <table:table-cell/>
        </table:table-row>
        <table:table-row table:style-name="ro1">
          <table:table-cell table:formula="of:=[.C38]" office:value-type="float" office:value="154.121580851731" calcext:value-type="float">
            <text:p>154.12</text:p>
          </table:table-cell>
          <table:table-cell table:formula="of:=RANDBETWEEN(150;160)" office:value-type="float" office:value="159" calcext:value-type="float">
            <text:p>159.00</text:p>
          </table:table-cell>
          <table:table-cell table:formula="of:=([.A39] * [.$D$1] + [.B39]) / ([.$D$1] + 1)" office:value-type="float" office:value="154.934650709776" calcext:value-type="float">
            <text:p>154.93</text:p>
          </table:table-cell>
          <table:table-cell/>
        </table:table-row>
        <table:table-row table:style-name="ro1">
          <table:table-cell table:formula="of:=[.C39]" office:value-type="float" office:value="154.934650709776" calcext:value-type="float">
            <text:p>154.93</text:p>
          </table:table-cell>
          <table:table-cell table:formula="of:=RANDBETWEEN(120;145)" office:value-type="float" office:value="134" calcext:value-type="float">
            <text:p>134.00</text:p>
          </table:table-cell>
          <table:table-cell table:formula="of:=([.A40] * [.$D$1] + [.B40]) / ([.$D$1] + 1)" office:value-type="float" office:value="151.445542258147" calcext:value-type="float">
            <text:p>151.45</text:p>
          </table:table-cell>
          <table:table-cell/>
        </table:table-row>
        <table:table-row table:style-name="ro1">
          <table:table-cell table:formula="of:=[.C40]" office:value-type="float" office:value="151.445542258147" calcext:value-type="float">
            <text:p>151.45</text:p>
          </table:table-cell>
          <table:table-cell table:formula="of:=RANDBETWEEN(120;145)" office:value-type="float" office:value="143" calcext:value-type="float">
            <text:p>143.00</text:p>
          </table:table-cell>
          <table:table-cell table:formula="of:=([.A41] * [.$D$1] + [.B41]) / ([.$D$1] + 1)" office:value-type="float" office:value="150.037951881789" calcext:value-type="float">
            <text:p>150.04</text:p>
          </table:table-cell>
          <table:table-cell/>
        </table:table-row>
        <table:table-row table:style-name="ro1">
          <table:table-cell table:formula="of:=[.C41]" office:value-type="float" office:value="150.037951881789" calcext:value-type="float">
            <text:p>150.04</text:p>
          </table:table-cell>
          <table:table-cell table:formula="of:=RANDBETWEEN(120;145)" office:value-type="float" office:value="136" calcext:value-type="float">
            <text:p>136.00</text:p>
          </table:table-cell>
          <table:table-cell table:formula="of:=([.A42] * [.$D$1] + [.B42]) / ([.$D$1] + 1)" office:value-type="float" office:value="147.698293234824" calcext:value-type="float">
            <text:p>147.70</text:p>
          </table:table-cell>
          <table:table-cell/>
        </table:table-row>
        <table:table-row table:style-name="ro1">
          <table:table-cell table:formula="of:=[.C42]" office:value-type="float" office:value="147.698293234824" calcext:value-type="float">
            <text:p>147.70</text:p>
          </table:table-cell>
          <table:table-cell table:formula="of:=RANDBETWEEN(120;145)" office:value-type="float" office:value="138" calcext:value-type="float">
            <text:p>138.00</text:p>
          </table:table-cell>
          <table:table-cell table:formula="of:=([.A43] * [.$D$1] + [.B43]) / ([.$D$1] + 1)" office:value-type="float" office:value="146.08191102902" calcext:value-type="float">
            <text:p>146.08</text:p>
          </table:table-cell>
          <table:table-cell/>
        </table:table-row>
        <table:table-row table:style-name="ro1">
          <table:table-cell table:formula="of:=[.C43]" office:value-type="float" office:value="146.08191102902" calcext:value-type="float">
            <text:p>146.08</text:p>
          </table:table-cell>
          <table:table-cell table:formula="of:=RANDBETWEEN(120;145)" office:value-type="float" office:value="144" calcext:value-type="float">
            <text:p>144.00</text:p>
          </table:table-cell>
          <table:table-cell table:formula="of:=([.A44] * [.$D$1] + [.B44]) / ([.$D$1] + 1)" office:value-type="float" office:value="145.734925857517" calcext:value-type="float">
            <text:p>145.73</text:p>
          </table:table-cell>
          <table:table-cell/>
        </table:table-row>
        <table:table-row table:style-name="ro1">
          <table:table-cell table:formula="of:=[.C44]" office:value-type="float" office:value="145.734925857517" calcext:value-type="float">
            <text:p>145.73</text:p>
          </table:table-cell>
          <table:table-cell table:formula="of:=RANDBETWEEN(120;145)" office:value-type="float" office:value="130" calcext:value-type="float">
            <text:p>130.00</text:p>
          </table:table-cell>
          <table:table-cell table:formula="of:=([.A45] * [.$D$1] + [.B45]) / ([.$D$1] + 1)" office:value-type="float" office:value="143.112438214597" calcext:value-type="float">
            <text:p>143.11</text:p>
          </table:table-cell>
          <table:table-cell/>
        </table:table-row>
        <table:table-row table:style-name="ro1">
          <table:table-cell table:formula="of:=[.C45]" office:value-type="float" office:value="143.112438214597" calcext:value-type="float">
            <text:p>143.11</text:p>
          </table:table-cell>
          <table:table-cell table:formula="of:=RANDBETWEEN(120;145)" office:value-type="float" office:value="137" calcext:value-type="float">
            <text:p>137.00</text:p>
          </table:table-cell>
          <table:table-cell table:formula="of:=([.A46] * [.$D$1] + [.B46]) / ([.$D$1] + 1)" office:value-type="float" office:value="142.093698512164" calcext:value-type="float">
            <text:p>142.09</text:p>
          </table:table-cell>
          <table:table-cell/>
        </table:table-row>
        <table:table-row table:style-name="ro1">
          <table:table-cell table:formula="of:=[.C46]" office:value-type="float" office:value="142.093698512164" calcext:value-type="float">
            <text:p>142.09</text:p>
          </table:table-cell>
          <table:table-cell table:formula="of:=RANDBETWEEN(120;145)" office:value-type="float" office:value="145" calcext:value-type="float">
            <text:p>145.00</text:p>
          </table:table-cell>
          <table:table-cell table:formula="of:=([.A47] * [.$D$1] + [.B47]) / ([.$D$1] + 1)" office:value-type="float" office:value="142.57808209347" calcext:value-type="float">
            <text:p>142.58</text:p>
          </table:table-cell>
          <table:table-cell/>
        </table:table-row>
        <table:table-row table:style-name="ro1">
          <table:table-cell table:formula="of:=[.C47]" office:value-type="float" office:value="142.57808209347" calcext:value-type="float">
            <text:p>142.58</text:p>
          </table:table-cell>
          <table:table-cell table:formula="of:=RANDBETWEEN(120;145)" office:value-type="float" office:value="137" calcext:value-type="float">
            <text:p>137.00</text:p>
          </table:table-cell>
          <table:table-cell table:formula="of:=([.A48] * [.$D$1] + [.B48]) / ([.$D$1] + 1)" office:value-type="float" office:value="141.648401744559" calcext:value-type="float">
            <text:p>141.65</text:p>
          </table:table-cell>
          <table:table-cell/>
        </table:table-row>
        <table:table-row table:style-name="ro1">
          <table:table-cell table:formula="of:=[.C48]" office:value-type="float" office:value="141.648401744559" calcext:value-type="float">
            <text:p>141.65</text:p>
          </table:table-cell>
          <table:table-cell table:formula="of:=RANDBETWEEN(120;145)" office:value-type="float" office:value="126" calcext:value-type="float">
            <text:p>126.00</text:p>
          </table:table-cell>
          <table:table-cell table:formula="of:=([.A49] * [.$D$1] + [.B49]) / ([.$D$1] + 1)" office:value-type="float" office:value="139.040334787132" calcext:value-type="float">
            <text:p>139.04</text:p>
          </table:table-cell>
          <table:table-cell/>
        </table:table-row>
        <table:table-row table:style-name="ro1">
          <table:table-cell table:formula="of:=[.C49]" office:value-type="float" office:value="139.040334787132" calcext:value-type="float">
            <text:p>139.04</text:p>
          </table:table-cell>
          <table:table-cell table:formula="of:=RANDBETWEEN(120;145)" office:value-type="float" office:value="124" calcext:value-type="float">
            <text:p>124.00</text:p>
          </table:table-cell>
          <table:table-cell table:formula="of:=([.A50] * [.$D$1] + [.B50]) / ([.$D$1] + 1)" office:value-type="float" office:value="136.53361232261" calcext:value-type="float">
            <text:p>136.53</text:p>
          </table:table-cell>
          <table:table-cell/>
        </table:table-row>
        <table:table-row table:style-name="ro1">
          <table:table-cell table:formula="of:=[.C50]" office:value-type="float" office:value="136.53361232261" calcext:value-type="float">
            <text:p>136.53</text:p>
          </table:table-cell>
          <table:table-cell table:formula="of:=RANDBETWEEN(120;145)" office:value-type="float" office:value="138" calcext:value-type="float">
            <text:p>138.00</text:p>
          </table:table-cell>
          <table:table-cell table:formula="of:=([.A51] * [.$D$1] + [.B51]) / ([.$D$1] + 1)" office:value-type="float" office:value="136.778010268842" calcext:value-type="float">
            <text:p>136.78</text:p>
          </table:table-cell>
          <table:table-cell/>
        </table:table-row>
        <table:table-row table:style-name="ro1">
          <table:table-cell table:formula="of:=[.C51]" office:value-type="float" office:value="136.778010268842" calcext:value-type="float">
            <text:p>136.78</text:p>
          </table:table-cell>
          <table:table-cell table:formula="of:=RANDBETWEEN(120;145)" office:value-type="float" office:value="127" calcext:value-type="float">
            <text:p>127.00</text:p>
          </table:table-cell>
          <table:table-cell table:formula="of:=([.A52] * [.$D$1] + [.B52]) / ([.$D$1] + 1)" office:value-type="float" office:value="135.148341890701" calcext:value-type="float">
            <text:p>135.15</text:p>
          </table:table-cell>
          <table:table-cell/>
        </table:table-row>
        <table:table-row table:style-name="ro1">
          <table:table-cell table:formula="of:=[.C52]" office:value-type="float" office:value="135.148341890701" calcext:value-type="float">
            <text:p>135.15</text:p>
          </table:table-cell>
          <table:table-cell table:formula="of:=RANDBETWEEN(120;145)" office:value-type="float" office:value="126" calcext:value-type="float">
            <text:p>126.00</text:p>
          </table:table-cell>
          <table:table-cell table:formula="of:=([.A53] * [.$D$1] + [.B53]) / ([.$D$1] + 1)" office:value-type="float" office:value="133.623618242251" calcext:value-type="float">
            <text:p>133.62</text:p>
          </table:table-cell>
          <table:table-cell/>
        </table:table-row>
        <table:table-row table:style-name="ro1">
          <table:table-cell table:formula="of:=[.C53]" office:value-type="float" office:value="133.623618242251" calcext:value-type="float">
            <text:p>133.62</text:p>
          </table:table-cell>
          <table:table-cell table:formula="of:=RANDBETWEEN(120;145)" office:value-type="float" office:value="124" calcext:value-type="float">
            <text:p>124.00</text:p>
          </table:table-cell>
          <table:table-cell table:formula="of:=([.A54] * [.$D$1] + [.B54]) / ([.$D$1] + 1)" office:value-type="float" office:value="132.019681868543" calcext:value-type="float">
            <text:p>132.02</text:p>
          </table:table-cell>
          <table:table-cell/>
        </table:table-row>
        <table:table-row table:style-name="ro1">
          <table:table-cell table:formula="of:=[.C54]" office:value-type="float" office:value="132.019681868543" calcext:value-type="float">
            <text:p>132.02</text:p>
          </table:table-cell>
          <table:table-cell table:formula="of:=RANDBETWEEN(120;145)" office:value-type="float" office:value="133" calcext:value-type="float">
            <text:p>133.00</text:p>
          </table:table-cell>
          <table:table-cell table:formula="of:=([.A55] * [.$D$1] + [.B55]) / ([.$D$1] + 1)" office:value-type="float" office:value="132.183068223786" calcext:value-type="float">
            <text:p>132.18</text:p>
          </table:table-cell>
          <table:table-cell/>
        </table:table-row>
        <table:table-row table:style-name="ro1">
          <table:table-cell table:formula="of:=[.C55]" office:value-type="float" office:value="132.183068223786" calcext:value-type="float">
            <text:p>132.18</text:p>
          </table:table-cell>
          <table:table-cell table:formula="of:=RANDBETWEEN(120;145)" office:value-type="float" office:value="143" calcext:value-type="float">
            <text:p>143.00</text:p>
          </table:table-cell>
          <table:table-cell table:formula="of:=([.A56] * [.$D$1] + [.B56]) / ([.$D$1] + 1)" office:value-type="float" office:value="133.985890186488" calcext:value-type="float">
            <text:p>133.99</text:p>
          </table:table-cell>
          <table:table-cell/>
        </table:table-row>
        <table:table-row table:style-name="ro1">
          <table:table-cell table:formula="of:=[.C56]" office:value-type="float" office:value="133.985890186488" calcext:value-type="float">
            <text:p>133.99</text:p>
          </table:table-cell>
          <table:table-cell table:formula="of:=RANDBETWEEN(120;145)" office:value-type="float" office:value="129" calcext:value-type="float">
            <text:p>129.00</text:p>
          </table:table-cell>
          <table:table-cell table:formula="of:=([.A57] * [.$D$1] + [.B57]) / ([.$D$1] + 1)" office:value-type="float" office:value="133.15490848874" calcext:value-type="float">
            <text:p>133.15</text:p>
          </table:table-cell>
          <table:table-cell/>
        </table:table-row>
        <table:table-row table:style-name="ro1">
          <table:table-cell table:formula="of:=[.C57]" office:value-type="float" office:value="133.15490848874" calcext:value-type="float">
            <text:p>133.15</text:p>
          </table:table-cell>
          <table:table-cell table:formula="of:=RANDBETWEEN(120;145)" office:value-type="float" office:value="144" calcext:value-type="float">
            <text:p>144.00</text:p>
          </table:table-cell>
          <table:table-cell table:formula="of:=([.A58] * [.$D$1] + [.B58]) / ([.$D$1] + 1)" office:value-type="float" office:value="134.962423740617" calcext:value-type="float">
            <text:p>134.96</text:p>
          </table:table-cell>
          <table:table-cell/>
        </table:table-row>
        <table:table-row table:style-name="ro1">
          <table:table-cell table:formula="of:=[.C58]" office:value-type="float" office:value="134.962423740617" calcext:value-type="float">
            <text:p>134.96</text:p>
          </table:table-cell>
          <table:table-cell table:formula="of:=RANDBETWEEN(120;145)" office:value-type="float" office:value="122" calcext:value-type="float">
            <text:p>122.00</text:p>
          </table:table-cell>
          <table:table-cell table:formula="of:=([.A59] * [.$D$1] + [.B59]) / ([.$D$1] + 1)" office:value-type="float" office:value="132.802019783847" calcext:value-type="float">
            <text:p>132.80</text:p>
          </table:table-cell>
          <table:table-cell/>
        </table:table-row>
        <table:table-row table:style-name="ro1">
          <table:table-cell table:formula="of:=[.C59]" office:value-type="float" office:value="132.802019783847" calcext:value-type="float">
            <text:p>132.80</text:p>
          </table:table-cell>
          <table:table-cell table:formula="of:=RANDBETWEEN(120;145)" office:value-type="float" office:value="124" calcext:value-type="float">
            <text:p>124.00</text:p>
          </table:table-cell>
          <table:table-cell table:formula="of:=([.A60] * [.$D$1] + [.B60]) / ([.$D$1] + 1)" office:value-type="float" office:value="131.335016486539" calcext:value-type="float">
            <text:p>131.34</text:p>
          </table:table-cell>
          <table:table-cell/>
        </table:table-row>
        <table:table-row table:style-name="ro1">
          <table:table-cell table:formula="of:=[.C60]" office:value-type="float" office:value="131.335016486539" calcext:value-type="float">
            <text:p>131.34</text:p>
          </table:table-cell>
          <table:table-cell table:formula="of:=RANDBETWEEN(150;160)" office:value-type="float" office:value="154" calcext:value-type="float">
            <text:p>154.00</text:p>
          </table:table-cell>
          <table:table-cell table:formula="of:=([.A61] * [.$D$1] + [.B61]) / ([.$D$1] + 1)" office:value-type="float" office:value="135.112513738783" calcext:value-type="float">
            <text:p>135.11</text:p>
          </table:table-cell>
          <table:table-cell/>
        </table:table-row>
        <table:table-row table:style-name="ro1">
          <table:table-cell table:formula="of:=[.C61]" office:value-type="float" office:value="135.112513738783" calcext:value-type="float">
            <text:p>135.11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62] * [.$D$1] + [.B62]) / ([.$D$1] + 1)" office:value-type="float" office:value="139.260428115652" calcext:value-type="float">
            <text:p>139.26</text:p>
          </table:table-cell>
          <table:table-cell/>
        </table:table-row>
        <table:table-row table:style-name="ro1">
          <table:table-cell table:formula="of:=[.C62]" office:value-type="float" office:value="139.260428115652" calcext:value-type="float">
            <text:p>139.26</text:p>
          </table:table-cell>
          <table:table-cell table:formula="of:=RANDBETWEEN(150;160)" office:value-type="float" office:value="157" calcext:value-type="float">
            <text:p>157.00</text:p>
          </table:table-cell>
          <table:table-cell table:formula="of:=([.A63] * [.$D$1] + [.B63]) / ([.$D$1] + 1)" office:value-type="float" office:value="142.21702342971" calcext:value-type="float">
            <text:p>142.22</text:p>
          </table:table-cell>
          <table:table-cell/>
        </table:table-row>
        <table:table-row table:style-name="ro1">
          <table:table-cell table:formula="of:=[.C63]" office:value-type="float" office:value="142.21702342971" calcext:value-type="float">
            <text:p>142.22</text:p>
          </table:table-cell>
          <table:table-cell table:formula="of:=RANDBETWEEN(150;160)" office:value-type="float" office:value="152" calcext:value-type="float">
            <text:p>152.00</text:p>
          </table:table-cell>
          <table:table-cell table:formula="of:=([.A64] * [.$D$1] + [.B64]) / ([.$D$1] + 1)" office:value-type="float" office:value="143.847519524759" calcext:value-type="float">
            <text:p>143.85</text:p>
          </table:table-cell>
          <table:table-cell/>
        </table:table-row>
        <table:table-row table:style-name="ro1">
          <table:table-cell table:formula="of:=[.C64]" office:value-type="float" office:value="143.847519524759" calcext:value-type="float">
            <text:p>143.85</text:p>
          </table:table-cell>
          <table:table-cell table:formula="of:=RANDBETWEEN(150;160)" office:value-type="float" office:value="156" calcext:value-type="float">
            <text:p>156.00</text:p>
          </table:table-cell>
          <table:table-cell table:formula="of:=([.A65] * [.$D$1] + [.B65]) / ([.$D$1] + 1)" office:value-type="float" office:value="145.872932937299" calcext:value-type="float">
            <text:p>145.87</text:p>
          </table:table-cell>
          <table:table-cell/>
        </table:table-row>
        <table:table-row table:style-name="ro1">
          <table:table-cell table:formula="of:=[.C65]" office:value-type="float" office:value="145.872932937299" calcext:value-type="float">
            <text:p>145.87</text:p>
          </table:table-cell>
          <table:table-cell table:formula="of:=RANDBETWEEN(150;160)" office:value-type="float" office:value="155" calcext:value-type="float">
            <text:p>155.00</text:p>
          </table:table-cell>
          <table:table-cell table:formula="of:=([.A66] * [.$D$1] + [.B66]) / ([.$D$1] + 1)" office:value-type="float" office:value="147.394110781082" calcext:value-type="float">
            <text:p>147.39</text:p>
          </table:table-cell>
          <table:table-cell/>
        </table:table-row>
        <table:table-row table:style-name="ro1">
          <table:table-cell table:formula="of:=[.C66]" office:value-type="float" office:value="147.394110781082" calcext:value-type="float">
            <text:p>147.39</text:p>
          </table:table-cell>
          <table:table-cell table:formula="of:=RANDBETWEEN(150;160)" office:value-type="float" office:value="156" calcext:value-type="float">
            <text:p>156.00</text:p>
          </table:table-cell>
          <table:table-cell table:formula="of:=([.A67] * [.$D$1] + [.B67]) / ([.$D$1] + 1)" office:value-type="float" office:value="148.828425650902" calcext:value-type="float">
            <text:p>148.83</text:p>
          </table:table-cell>
          <table:table-cell/>
        </table:table-row>
        <table:table-row table:style-name="ro1">
          <table:table-cell table:formula="of:=[.C67]" office:value-type="float" office:value="148.828425650902" calcext:value-type="float">
            <text:p>148.83</text:p>
          </table:table-cell>
          <table:table-cell table:formula="of:=RANDBETWEEN(150;160)" office:value-type="float" office:value="156" calcext:value-type="float">
            <text:p>156.00</text:p>
          </table:table-cell>
          <table:table-cell table:formula="of:=([.A68] * [.$D$1] + [.B68]) / ([.$D$1] + 1)" office:value-type="float" office:value="150.023688042418" calcext:value-type="float">
            <text:p>150.02</text:p>
          </table:table-cell>
          <table:table-cell/>
        </table:table-row>
        <table:table-row table:style-name="ro1">
          <table:table-cell table:formula="of:=[.C68]" office:value-type="float" office:value="150.023688042418" calcext:value-type="float">
            <text:p>150.02</text:p>
          </table:table-cell>
          <table:table-cell table:formula="of:=RANDBETWEEN(150;160)" office:value-type="float" office:value="151" calcext:value-type="float">
            <text:p>151.00</text:p>
          </table:table-cell>
          <table:table-cell table:formula="of:=([.A69] * [.$D$1] + [.B69]) / ([.$D$1] + 1)" office:value-type="float" office:value="150.186406702015" calcext:value-type="float">
            <text:p>150.19</text:p>
          </table:table-cell>
          <table:table-cell/>
        </table:table-row>
        <table:table-row table:style-name="ro1">
          <table:table-cell table:formula="of:=[.C69]" office:value-type="float" office:value="150.186406702015" calcext:value-type="float">
            <text:p>150.19</text:p>
          </table:table-cell>
          <table:table-cell table:formula="of:=RANDBETWEEN(150;160)" office:value-type="float" office:value="152" calcext:value-type="float">
            <text:p>152.00</text:p>
          </table:table-cell>
          <table:table-cell table:formula="of:=([.A70] * [.$D$1] + [.B70]) / ([.$D$1] + 1)" office:value-type="float" office:value="150.488672251679" calcext:value-type="float">
            <text:p>150.49</text:p>
          </table:table-cell>
          <table:table-cell/>
        </table:table-row>
        <table:table-row table:style-name="ro1">
          <table:table-cell table:formula="of:=[.C70]" office:value-type="float" office:value="150.488672251679" calcext:value-type="float">
            <text:p>150.49</text:p>
          </table:table-cell>
          <table:table-cell table:formula="of:=RANDBETWEEN(150;160)" office:value-type="float" office:value="152" calcext:value-type="float">
            <text:p>152.00</text:p>
          </table:table-cell>
          <table:table-cell table:formula="of:=([.A71] * [.$D$1] + [.B71]) / ([.$D$1] + 1)" office:value-type="float" office:value="150.740560209733" calcext:value-type="float">
            <text:p>150.74</text:p>
          </table:table-cell>
          <table:table-cell/>
        </table:table-row>
        <table:table-row table:style-name="ro1">
          <table:table-cell table:formula="of:=[.C71]" office:value-type="float" office:value="150.740560209733" calcext:value-type="float">
            <text:p>150.74</text:p>
          </table:table-cell>
          <table:table-cell table:formula="of:=RANDBETWEEN(150;160)" office:value-type="float" office:value="158" calcext:value-type="float">
            <text:p>158.00</text:p>
          </table:table-cell>
          <table:table-cell table:formula="of:=([.A72] * [.$D$1] + [.B72]) / ([.$D$1] + 1)" office:value-type="float" office:value="151.950466841444" calcext:value-type="float">
            <text:p>151.95</text:p>
          </table:table-cell>
          <table:table-cell/>
        </table:table-row>
        <table:table-row table:style-name="ro1">
          <table:table-cell table:formula="of:=[.C72]" office:value-type="float" office:value="151.950466841444" calcext:value-type="float">
            <text:p>151.95</text:p>
          </table:table-cell>
          <table:table-cell table:formula="of:=RANDBETWEEN(150;160)" office:value-type="float" office:value="158" calcext:value-type="float">
            <text:p>158.00</text:p>
          </table:table-cell>
          <table:table-cell table:formula="of:=([.A73] * [.$D$1] + [.B73]) / ([.$D$1] + 1)" office:value-type="float" office:value="152.95872236787" calcext:value-type="float">
            <text:p>152.96</text:p>
          </table:table-cell>
          <table:table-cell/>
        </table:table-row>
        <table:table-row table:style-name="ro1">
          <table:table-cell table:formula="of:=[.C73]" office:value-type="float" office:value="152.95872236787" calcext:value-type="float">
            <text:p>152.96</text:p>
          </table:table-cell>
          <table:table-cell table:formula="of:=RANDBETWEEN(150;160)" office:value-type="float" office:value="159" calcext:value-type="float">
            <text:p>159.00</text:p>
          </table:table-cell>
          <table:table-cell table:formula="of:=([.A74] * [.$D$1] + [.B74]) / ([.$D$1] + 1)" office:value-type="float" office:value="153.965601973225" calcext:value-type="float">
            <text:p>153.97</text:p>
          </table:table-cell>
          <table:table-cell/>
        </table:table-row>
        <table:table-row table:style-name="ro1">
          <table:table-cell table:formula="of:=[.C74]" office:value-type="float" office:value="153.965601973225" calcext:value-type="float">
            <text:p>153.97</text:p>
          </table:table-cell>
          <table:table-cell table:formula="of:=RANDBETWEEN(150;160)" office:value-type="float" office:value="159" calcext:value-type="float">
            <text:p>159.00</text:p>
          </table:table-cell>
          <table:table-cell table:formula="of:=([.A75] * [.$D$1] + [.B75]) / ([.$D$1] + 1)" office:value-type="float" office:value="154.804668311021" calcext:value-type="float">
            <text:p>154.80</text:p>
          </table:table-cell>
          <table:table-cell/>
        </table:table-row>
        <table:table-row table:style-name="ro1">
          <table:table-cell table:formula="of:=[.C75]" office:value-type="float" office:value="154.804668311021" calcext:value-type="float">
            <text:p>154.80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76] * [.$D$1] + [.B76]) / ([.$D$1] + 1)" office:value-type="float" office:value="155.670556925851" calcext:value-type="float">
            <text:p>155.67</text:p>
          </table:table-cell>
          <table:table-cell/>
        </table:table-row>
        <table:table-row table:style-name="ro1">
          <table:table-cell table:formula="of:=[.C76]" office:value-type="float" office:value="155.670556925851" calcext:value-type="float">
            <text:p>155.67</text:p>
          </table:table-cell>
          <table:table-cell table:formula="of:=RANDBETWEEN(150;160)" office:value-type="float" office:value="151" calcext:value-type="float">
            <text:p>151.00</text:p>
          </table:table-cell>
          <table:table-cell table:formula="of:=([.A77] * [.$D$1] + [.B77]) / ([.$D$1] + 1)" office:value-type="float" office:value="154.892130771542" calcext:value-type="float">
            <text:p>154.89</text:p>
          </table:table-cell>
          <table:table-cell/>
        </table:table-row>
        <table:table-row table:style-name="ro1">
          <table:table-cell table:formula="of:=[.C77]" office:value-type="float" office:value="154.892130771542" calcext:value-type="float">
            <text:p>154.89</text:p>
          </table:table-cell>
          <table:table-cell table:formula="of:=RANDBETWEEN(150;160)" office:value-type="float" office:value="151" calcext:value-type="float">
            <text:p>151.00</text:p>
          </table:table-cell>
          <table:table-cell table:formula="of:=([.A78] * [.$D$1] + [.B78]) / ([.$D$1] + 1)" office:value-type="float" office:value="154.243442309619" calcext:value-type="float">
            <text:p>154.24</text:p>
          </table:table-cell>
          <table:table-cell/>
        </table:table-row>
        <table:table-row table:style-name="ro1">
          <table:table-cell table:formula="of:=[.C78]" office:value-type="float" office:value="154.243442309619" calcext:value-type="float">
            <text:p>154.24</text:p>
          </table:table-cell>
          <table:table-cell table:formula="of:=RANDBETWEEN(150;160)" office:value-type="float" office:value="158" calcext:value-type="float">
            <text:p>158.00</text:p>
          </table:table-cell>
          <table:table-cell table:formula="of:=([.A79] * [.$D$1] + [.B79]) / ([.$D$1] + 1)" office:value-type="float" office:value="154.869535258015" calcext:value-type="float">
            <text:p>154.87</text:p>
          </table:table-cell>
          <table:table-cell/>
        </table:table-row>
        <table:table-row table:style-name="ro1">
          <table:table-cell table:formula="of:=[.C79]" office:value-type="float" office:value="154.869535258015" calcext:value-type="float">
            <text:p>154.87</text:p>
          </table:table-cell>
          <table:table-cell table:formula="of:=RANDBETWEEN(150;160)" office:value-type="float" office:value="152" calcext:value-type="float">
            <text:p>152.00</text:p>
          </table:table-cell>
          <table:table-cell table:formula="of:=([.A80] * [.$D$1] + [.B80]) / ([.$D$1] + 1)" office:value-type="float" office:value="154.39127938168" calcext:value-type="float">
            <text:p>154.39</text:p>
          </table:table-cell>
          <table:table-cell/>
        </table:table-row>
        <table:table-row table:style-name="ro1">
          <table:table-cell table:formula="of:=[.C80]" office:value-type="float" office:value="154.39127938168" calcext:value-type="float">
            <text:p>154.39</text:p>
          </table:table-cell>
          <table:table-cell table:formula="of:=RANDBETWEEN(150;160)" office:value-type="float" office:value="150" calcext:value-type="float">
            <text:p>150.00</text:p>
          </table:table-cell>
          <table:table-cell table:formula="of:=([.A81] * [.$D$1] + [.B81]) / ([.$D$1] + 1)" office:value-type="float" office:value="153.659399484733" calcext:value-type="float">
            <text:p>153.66</text:p>
          </table:table-cell>
          <table:table-cell/>
        </table:table-row>
        <table:table-row table:style-name="ro1">
          <table:table-cell table:formula="of:=[.C81]" office:value-type="float" office:value="153.659399484733" calcext:value-type="float">
            <text:p>153.66</text:p>
          </table:table-cell>
          <table:table-cell table:formula="of:=RANDBETWEEN(150;160)" office:value-type="float" office:value="151" calcext:value-type="float">
            <text:p>151.00</text:p>
          </table:table-cell>
          <table:table-cell table:formula="of:=([.A82] * [.$D$1] + [.B82]) / ([.$D$1] + 1)" office:value-type="float" office:value="153.216166237277" calcext:value-type="float">
            <text:p>153.22</text:p>
          </table:table-cell>
          <table:table-cell/>
        </table:table-row>
        <table:table-row table:style-name="ro1">
          <table:table-cell table:formula="of:=[.C82]" office:value-type="float" office:value="153.216166237277" calcext:value-type="float">
            <text:p>153.22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83] * [.$D$1] + [.B83]) / ([.$D$1] + 1)" office:value-type="float" office:value="154.346805197731" calcext:value-type="float">
            <text:p>154.35</text:p>
          </table:table-cell>
          <table:table-cell/>
        </table:table-row>
        <table:table-row table:style-name="ro1">
          <table:table-cell table:formula="of:=[.C83]" office:value-type="float" office:value="154.346805197731" calcext:value-type="float">
            <text:p>154.35</text:p>
          </table:table-cell>
          <table:table-cell table:formula="of:=RANDBETWEEN(150;160)" office:value-type="float" office:value="150" calcext:value-type="float">
            <text:p>150.00</text:p>
          </table:table-cell>
          <table:table-cell table:formula="of:=([.A84] * [.$D$1] + [.B84]) / ([.$D$1] + 1)" office:value-type="float" office:value="153.622337664776" calcext:value-type="float">
            <text:p>153.62</text:p>
          </table:table-cell>
          <table:table-cell/>
        </table:table-row>
        <table:table-row table:style-name="ro1">
          <table:table-cell table:formula="of:=[.C84]" office:value-type="float" office:value="153.622337664776" calcext:value-type="float">
            <text:p>153.62</text:p>
          </table:table-cell>
          <table:table-cell table:formula="of:=RANDBETWEEN(150;160)" office:value-type="float" office:value="153" calcext:value-type="float">
            <text:p>153.00</text:p>
          </table:table-cell>
          <table:table-cell table:formula="of:=([.A85] * [.$D$1] + [.B85]) / ([.$D$1] + 1)" office:value-type="float" office:value="153.518614720647" calcext:value-type="float">
            <text:p>153.52</text:p>
          </table:table-cell>
          <table:table-cell/>
        </table:table-row>
        <table:table-row table:style-name="ro1">
          <table:table-cell table:formula="of:=[.C85]" office:value-type="float" office:value="153.518614720647" calcext:value-type="float">
            <text:p>153.52</text:p>
          </table:table-cell>
          <table:table-cell table:formula="of:=RANDBETWEEN(150;160)" office:value-type="float" office:value="151" calcext:value-type="float">
            <text:p>151.00</text:p>
          </table:table-cell>
          <table:table-cell table:formula="of:=([.A86] * [.$D$1] + [.B86]) / ([.$D$1] + 1)" office:value-type="float" office:value="153.098845600539" calcext:value-type="float">
            <text:p>153.10</text:p>
          </table:table-cell>
          <table:table-cell/>
        </table:table-row>
        <table:table-row table:style-name="ro1">
          <table:table-cell table:formula="of:=[.C86]" office:value-type="float" office:value="153.098845600539" calcext:value-type="float">
            <text:p>153.10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87] * [.$D$1] + [.B87]) / ([.$D$1] + 1)" office:value-type="float" office:value="154.249038000449" calcext:value-type="float">
            <text:p>154.25</text:p>
          </table:table-cell>
          <table:table-cell/>
        </table:table-row>
        <table:table-row table:style-name="ro1">
          <table:table-cell table:formula="of:=[.C87]" office:value-type="float" office:value="154.249038000449" calcext:value-type="float">
            <text:p>154.25</text:p>
          </table:table-cell>
          <table:table-cell table:formula="of:=RANDBETWEEN(150;160)" office:value-type="float" office:value="151" calcext:value-type="float">
            <text:p>151.00</text:p>
          </table:table-cell>
          <table:table-cell table:formula="of:=([.A88] * [.$D$1] + [.B88]) / ([.$D$1] + 1)" office:value-type="float" office:value="153.707531667041" calcext:value-type="float">
            <text:p>153.71</text:p>
          </table:table-cell>
          <table:table-cell/>
        </table:table-row>
        <table:table-row table:style-name="ro1">
          <table:table-cell table:formula="of:=[.C88]" office:value-type="float" office:value="153.707531667041" calcext:value-type="float">
            <text:p>153.71</text:p>
          </table:table-cell>
          <table:table-cell table:formula="of:=RANDBETWEEN(150;160)" office:value-type="float" office:value="152" calcext:value-type="float">
            <text:p>152.00</text:p>
          </table:table-cell>
          <table:table-cell table:formula="of:=([.A89] * [.$D$1] + [.B89]) / ([.$D$1] + 1)" office:value-type="float" office:value="153.422943055867" calcext:value-type="float">
            <text:p>153.42</text:p>
          </table:table-cell>
          <table:table-cell/>
        </table:table-row>
        <table:table-row table:style-name="ro1">
          <table:table-cell table:formula="of:=[.C89]" office:value-type="float" office:value="153.422943055867" calcext:value-type="float">
            <text:p>153.42</text:p>
          </table:table-cell>
          <table:table-cell table:formula="of:=RANDBETWEEN(150;160)" office:value-type="float" office:value="158" calcext:value-type="float">
            <text:p>158.00</text:p>
          </table:table-cell>
          <table:table-cell table:formula="of:=([.A90] * [.$D$1] + [.B90]) / ([.$D$1] + 1)" office:value-type="float" office:value="154.18578587989" calcext:value-type="float">
            <text:p>154.19</text:p>
          </table:table-cell>
          <table:table-cell/>
        </table:table-row>
        <table:table-row table:style-name="ro1">
          <table:table-cell table:formula="of:=[.C90]" office:value-type="float" office:value="154.18578587989" calcext:value-type="float">
            <text:p>154.19</text:p>
          </table:table-cell>
          <table:table-cell table:formula="of:=RANDBETWEEN(150;160)" office:value-type="float" office:value="154" calcext:value-type="float">
            <text:p>154.00</text:p>
          </table:table-cell>
          <table:table-cell table:formula="of:=([.A91] * [.$D$1] + [.B91]) / ([.$D$1] + 1)" office:value-type="float" office:value="154.154821566575" calcext:value-type="float">
            <text:p>154.15</text:p>
          </table:table-cell>
          <table:table-cell/>
        </table:table-row>
        <table:table-row table:style-name="ro1">
          <table:table-cell table:formula="of:=[.C91]" office:value-type="float" office:value="154.154821566575" calcext:value-type="float">
            <text:p>154.15</text:p>
          </table:table-cell>
          <table:table-cell table:formula="of:=RANDBETWEEN(150;160)" office:value-type="float" office:value="159" calcext:value-type="float">
            <text:p>159.00</text:p>
          </table:table-cell>
          <table:table-cell table:formula="of:=([.A92] * [.$D$1] + [.B92]) / ([.$D$1] + 1)" office:value-type="float" office:value="154.962351305479" calcext:value-type="float">
            <text:p>154.96</text:p>
          </table:table-cell>
          <table:table-cell/>
        </table:table-row>
        <table:table-row table:style-name="ro1">
          <table:table-cell table:formula="of:=[.C92]" office:value-type="float" office:value="154.962351305479" calcext:value-type="float">
            <text:p>154.96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93] * [.$D$1] + [.B93]) / ([.$D$1] + 1)" office:value-type="float" office:value="155.801959421232" calcext:value-type="float">
            <text:p>155.80</text:p>
          </table:table-cell>
          <table:table-cell/>
        </table:table-row>
        <table:table-row table:style-name="ro1">
          <table:table-cell table:formula="of:=[.C93]" office:value-type="float" office:value="155.801959421232" calcext:value-type="float">
            <text:p>155.80</text:p>
          </table:table-cell>
          <table:table-cell table:formula="of:=RANDBETWEEN(150;160)" office:value-type="float" office:value="152" calcext:value-type="float">
            <text:p>152.00</text:p>
          </table:table-cell>
          <table:table-cell table:formula="of:=([.A94] * [.$D$1] + [.B94]) / ([.$D$1] + 1)" office:value-type="float" office:value="155.168299517694" calcext:value-type="float">
            <text:p>155.17</text:p>
          </table:table-cell>
          <table:table-cell/>
        </table:table-row>
        <table:table-row table:style-name="ro1">
          <table:table-cell table:formula="of:=[.C94]" office:value-type="float" office:value="155.168299517694" calcext:value-type="float">
            <text:p>155.17</text:p>
          </table:table-cell>
          <table:table-cell table:formula="of:=RANDBETWEEN(150;160)" office:value-type="float" office:value="153" calcext:value-type="float">
            <text:p>153.00</text:p>
          </table:table-cell>
          <table:table-cell table:formula="of:=([.A95] * [.$D$1] + [.B95]) / ([.$D$1] + 1)" office:value-type="float" office:value="154.806916264745" calcext:value-type="float">
            <text:p>154.81</text:p>
          </table:table-cell>
          <table:table-cell/>
        </table:table-row>
        <table:table-row table:style-name="ro1">
          <table:table-cell table:formula="of:=[.C95]" office:value-type="float" office:value="154.806916264745" calcext:value-type="float">
            <text:p>154.81</text:p>
          </table:table-cell>
          <table:table-cell table:formula="of:=RANDBETWEEN(150;160)" office:value-type="float" office:value="152" calcext:value-type="float">
            <text:p>152.00</text:p>
          </table:table-cell>
          <table:table-cell table:formula="of:=([.A96] * [.$D$1] + [.B96]) / ([.$D$1] + 1)" office:value-type="float" office:value="154.339096887287" calcext:value-type="float">
            <text:p>154.34</text:p>
          </table:table-cell>
          <table:table-cell/>
        </table:table-row>
        <table:table-row table:style-name="ro1">
          <table:table-cell table:formula="of:=[.C96]" office:value-type="float" office:value="154.339096887287" calcext:value-type="float">
            <text:p>154.34</text:p>
          </table:table-cell>
          <table:table-cell table:formula="of:=RANDBETWEEN(150;160)" office:value-type="float" office:value="157" calcext:value-type="float">
            <text:p>157.00</text:p>
          </table:table-cell>
          <table:table-cell table:formula="of:=([.A97] * [.$D$1] + [.B97]) / ([.$D$1] + 1)" office:value-type="float" office:value="154.782580739406" calcext:value-type="float">
            <text:p>154.78</text:p>
          </table:table-cell>
          <table:table-cell/>
        </table:table-row>
        <table:table-row table:style-name="ro1">
          <table:table-cell table:formula="of:=[.C97]" office:value-type="float" office:value="154.782580739406" calcext:value-type="float">
            <text:p>154.78</text:p>
          </table:table-cell>
          <table:table-cell table:formula="of:=RANDBETWEEN(150;160)" office:value-type="float" office:value="159" calcext:value-type="float">
            <text:p>159.00</text:p>
          </table:table-cell>
          <table:table-cell table:formula="of:=([.A98] * [.$D$1] + [.B98]) / ([.$D$1] + 1)" office:value-type="float" office:value="155.485483949505" calcext:value-type="float">
            <text:p>155.49</text:p>
          </table:table-cell>
          <table:table-cell/>
        </table:table-row>
        <table:table-row table:style-name="ro1">
          <table:table-cell table:formula="of:=[.C98]" office:value-type="float" office:value="155.485483949505" calcext:value-type="float">
            <text:p>155.49</text:p>
          </table:table-cell>
          <table:table-cell table:formula="of:=RANDBETWEEN(150;160)" office:value-type="float" office:value="160" calcext:value-type="float">
            <text:p>160.00</text:p>
          </table:table-cell>
          <table:table-cell table:formula="of:=([.A99] * [.$D$1] + [.B99]) / ([.$D$1] + 1)" office:value-type="float" office:value="156.237903291254" calcext:value-type="float">
            <text:p>156.24</text:p>
          </table:table-cell>
          <table:table-cell/>
        </table:table-row>
        <table:table-row table:style-name="ro1">
          <table:table-cell table:formula="of:=[.C99]" office:value-type="float" office:value="156.237903291254" calcext:value-type="float">
            <text:p>156.24</text:p>
          </table:table-cell>
          <table:table-cell table:formula="of:=RANDBETWEEN(150;160)" office:value-type="float" office:value="152" calcext:value-type="float">
            <text:p>152.00</text:p>
          </table:table-cell>
          <table:table-cell table:formula="of:=([.A100] * [.$D$1] + [.B100]) / ([.$D$1] + 1)" office:value-type="float" office:value="155.531586076045" calcext:value-type="float">
            <text:p>155.53</text:p>
          </table:table-cell>
          <table:table-cell/>
        </table:table-row>
        <table:table-row table:style-name="ro1">
          <table:table-cell table:formula="of:=[.C100]" office:value-type="float" office:value="155.531586076045" calcext:value-type="float">
            <text:p>155.53</text:p>
          </table:table-cell>
          <table:table-cell table:formula="of:=RANDBETWEEN(150;160)" office:value-type="float" office:value="157" calcext:value-type="float">
            <text:p>157.00</text:p>
          </table:table-cell>
          <table:table-cell table:formula="of:=([.A101] * [.$D$1] + [.B101]) / ([.$D$1] + 1)" office:value-type="float" office:value="155.776321730038" calcext:value-type="float">
            <text:p>155.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8">00/00/0000</text:date>, <text:time style:data-style-name="N2" text:time-value="20:04:43.137569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5:56:15.890128845</meta:creation-date>
    <dc:date>2017-11-18T20:36:05.364768091</dc:date>
    <meta:editing-duration>PT33M53S</meta:editing-duration>
    <meta:editing-cycles>3</meta:editing-cycles>
    <meta:generator>LibreOffice/5.4.3.2$Linux_X86_64 LibreOffice_project/40m0$Build-2</meta:generator>
    <meta:document-statistic meta:table-count="1" meta:cell-count="30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B2:Sheet1.C101" svg:x="0.32cm" svg:y="0.18cm" svg:width="12.508cm" svg:height="8.64cm">
          <chartooo:coordinate-region svg:x="1.603cm" svg:y="0.379cm" svg:width="11.225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1" chart:class="chart:line">
            <chart:data-point chart:repeated="100"/>
          </chart:series>
          <chart:series chart:style-name="ch8" chart:values-cell-range-address="Sheet1.C2:Sheet1.C10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4">
                <text:p>154</text:p>
                <draw:g>
                  <svg:desc>Sheet1.B2:Sheet1.B101</svg:desc>
                </draw:g>
              </table:table-cell>
              <table:table-cell office:value-type="float" office:value="25.6666666666667">
                <text:p>25.6666666666667</text:p>
                <draw:g>
                  <svg:desc>Sheet1.C2:Sheet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48.0555555555556">
                <text:p>48.05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">
                <text:p>159</text:p>
              </table:table-cell>
              <table:table-cell office:value-type="float" office:value="66.5462962962963">
                <text:p>66.5462962962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1">
                <text:p>151</text:p>
              </table:table-cell>
              <table:table-cell office:value-type="float" office:value="80.6219135802469">
                <text:p>80.62191358024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">
                <text:p>154</text:p>
              </table:table-cell>
              <table:table-cell office:value-type="float" office:value="92.8515946502058">
                <text:p>92.85159465020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0">
                <text:p>160</text:p>
              </table:table-cell>
              <table:table-cell office:value-type="float" office:value="104.042995541838">
                <text:p>104.0429955418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8">
                <text:p>158</text:p>
              </table:table-cell>
              <table:table-cell office:value-type="float" office:value="113.035829618198">
                <text:p>113.035829618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">
                <text:p>156</text:p>
              </table:table-cell>
              <table:table-cell office:value-type="float" office:value="120.196524681832">
                <text:p>120.196524681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26.83043723486">
                <text:p>126.83043723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30.858697695717">
                <text:p>130.858697695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5">
                <text:p>155</text:p>
              </table:table-cell>
              <table:table-cell office:value-type="float" office:value="134.882248079764">
                <text:p>134.882248079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">
                <text:p>159</text:p>
              </table:table-cell>
              <table:table-cell office:value-type="float" office:value="138.901873399803">
                <text:p>138.901873399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3">
                <text:p>153</text:p>
              </table:table-cell>
              <table:table-cell office:value-type="float" office:value="141.251561166503">
                <text:p>141.2515611665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8">
                <text:p>158</text:p>
              </table:table-cell>
              <table:table-cell office:value-type="float" office:value="144.042967638752">
                <text:p>144.0429676387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0">
                <text:p>160</text:p>
              </table:table-cell>
              <table:table-cell office:value-type="float" office:value="146.702473032294">
                <text:p>146.7024730322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4">
                <text:p>154</text:p>
              </table:table-cell>
              <table:table-cell office:value-type="float" office:value="147.918727526911">
                <text:p>147.918727526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">
                <text:p>157</text:p>
              </table:table-cell>
              <table:table-cell office:value-type="float" office:value="149.432272939093">
                <text:p>149.432272939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149.526894115911">
                <text:p>149.5268941159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">
                <text:p>159</text:p>
              </table:table-cell>
              <table:table-cell office:value-type="float" office:value="151.105745096592">
                <text:p>151.1057450965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7">
                <text:p>157</text:p>
              </table:table-cell>
              <table:table-cell office:value-type="float" office:value="152.088120913827">
                <text:p>152.088120913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4">
                <text:p>154</text:p>
              </table:table-cell>
              <table:table-cell office:value-type="float" office:value="152.406767428189">
                <text:p>152.406767428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5">
                <text:p>155</text:p>
              </table:table-cell>
              <table:table-cell office:value-type="float" office:value="152.838972856824">
                <text:p>152.8389728568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1">
                <text:p>151</text:p>
              </table:table-cell>
              <table:table-cell office:value-type="float" office:value="152.532477380687">
                <text:p>152.532477380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">
                <text:p>155</text:p>
              </table:table-cell>
              <table:table-cell office:value-type="float" office:value="152.943731150572">
                <text:p>152.9437311505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0">
                <text:p>160</text:p>
              </table:table-cell>
              <table:table-cell office:value-type="float" office:value="154.11977595881">
                <text:p>154.11977595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54.266479965675">
                <text:p>154.2664799656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2">
                <text:p>152</text:p>
              </table:table-cell>
              <table:table-cell office:value-type="float" office:value="153.888733304729">
                <text:p>153.888733304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4">
                <text:p>154</text:p>
              </table:table-cell>
              <table:table-cell office:value-type="float" office:value="153.907277753941">
                <text:p>153.9072777539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5">
                <text:p>155</text:p>
              </table:table-cell>
              <table:table-cell office:value-type="float" office:value="154.089398128284">
                <text:p>154.0893981282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53.40783177357">
                <text:p>153.407831773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">
                <text:p>154</text:p>
              </table:table-cell>
              <table:table-cell office:value-type="float" office:value="153.506526477975">
                <text:p>153.506526477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154.088772064979">
                <text:p>154.088772064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6">
                <text:p>156</text:p>
              </table:table-cell>
              <table:table-cell office:value-type="float" office:value="154.407310054149">
                <text:p>154.4073100541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5">
                <text:p>155</text:p>
              </table:table-cell>
              <table:table-cell office:value-type="float" office:value="154.506091711791">
                <text:p>154.5060917117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">
                <text:p>153</text:p>
              </table:table-cell>
              <table:table-cell office:value-type="float" office:value="154.255076426493">
                <text:p>154.2550764264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153.545897022077">
                <text:p>153.5458970220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7">
                <text:p>157</text:p>
              </table:table-cell>
              <table:table-cell office:value-type="float" office:value="154.121580851731">
                <text:p>154.121580851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9">
                <text:p>159</text:p>
              </table:table-cell>
              <table:table-cell office:value-type="float" office:value="154.934650709776">
                <text:p>154.9346507097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">
                <text:p>134</text:p>
              </table:table-cell>
              <table:table-cell office:value-type="float" office:value="151.445542258147">
                <text:p>151.445542258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">
                <text:p>143</text:p>
              </table:table-cell>
              <table:table-cell office:value-type="float" office:value="150.037951881789">
                <text:p>150.037951881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6">
                <text:p>136</text:p>
              </table:table-cell>
              <table:table-cell office:value-type="float" office:value="147.698293234824">
                <text:p>147.6982932348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8">
                <text:p>138</text:p>
              </table:table-cell>
              <table:table-cell office:value-type="float" office:value="146.08191102902">
                <text:p>146.081911029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4">
                <text:p>144</text:p>
              </table:table-cell>
              <table:table-cell office:value-type="float" office:value="145.734925857517">
                <text:p>145.7349258575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">
                <text:p>130</text:p>
              </table:table-cell>
              <table:table-cell office:value-type="float" office:value="143.112438214597">
                <text:p>143.1124382145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">
                <text:p>137</text:p>
              </table:table-cell>
              <table:table-cell office:value-type="float" office:value="142.093698512164">
                <text:p>142.093698512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5">
                <text:p>145</text:p>
              </table:table-cell>
              <table:table-cell office:value-type="float" office:value="142.57808209347">
                <text:p>142.57808209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7">
                <text:p>137</text:p>
              </table:table-cell>
              <table:table-cell office:value-type="float" office:value="141.648401744559">
                <text:p>141.648401744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6">
                <text:p>126</text:p>
              </table:table-cell>
              <table:table-cell office:value-type="float" office:value="139.040334787132">
                <text:p>139.0403347871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4">
                <text:p>124</text:p>
              </table:table-cell>
              <table:table-cell office:value-type="float" office:value="136.53361232261">
                <text:p>136.533612322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">
                <text:p>138</text:p>
              </table:table-cell>
              <table:table-cell office:value-type="float" office:value="136.778010268842">
                <text:p>136.7780102688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">
                <text:p>127</text:p>
              </table:table-cell>
              <table:table-cell office:value-type="float" office:value="135.148341890701">
                <text:p>135.1483418907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6">
                <text:p>126</text:p>
              </table:table-cell>
              <table:table-cell office:value-type="float" office:value="133.623618242251">
                <text:p>133.6236182422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">
                <text:p>124</text:p>
              </table:table-cell>
              <table:table-cell office:value-type="float" office:value="132.019681868543">
                <text:p>132.0196818685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">
                <text:p>133</text:p>
              </table:table-cell>
              <table:table-cell office:value-type="float" office:value="132.183068223786">
                <text:p>132.1830682237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">
                <text:p>143</text:p>
              </table:table-cell>
              <table:table-cell office:value-type="float" office:value="133.985890186488">
                <text:p>133.985890186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">
                <text:p>129</text:p>
              </table:table-cell>
              <table:table-cell office:value-type="float" office:value="133.15490848874">
                <text:p>133.154908488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134.962423740617">
                <text:p>134.9624237406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2">
                <text:p>122</text:p>
              </table:table-cell>
              <table:table-cell office:value-type="float" office:value="132.802019783847">
                <text:p>132.8020197838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4">
                <text:p>124</text:p>
              </table:table-cell>
              <table:table-cell office:value-type="float" office:value="131.335016486539">
                <text:p>131.3350164865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4">
                <text:p>154</text:p>
              </table:table-cell>
              <table:table-cell office:value-type="float" office:value="135.112513738783">
                <text:p>135.1125137387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">
                <text:p>160</text:p>
              </table:table-cell>
              <table:table-cell office:value-type="float" office:value="139.260428115652">
                <text:p>139.2604281156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">
                <text:p>157</text:p>
              </table:table-cell>
              <table:table-cell office:value-type="float" office:value="142.21702342971">
                <text:p>142.217023429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2">
                <text:p>152</text:p>
              </table:table-cell>
              <table:table-cell office:value-type="float" office:value="143.847519524759">
                <text:p>143.8475195247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">
                <text:p>156</text:p>
              </table:table-cell>
              <table:table-cell office:value-type="float" office:value="145.872932937299">
                <text:p>145.8729329372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5">
                <text:p>155</text:p>
              </table:table-cell>
              <table:table-cell office:value-type="float" office:value="147.394110781082">
                <text:p>147.3941107810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6">
                <text:p>156</text:p>
              </table:table-cell>
              <table:table-cell office:value-type="float" office:value="148.828425650902">
                <text:p>148.8284256509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6">
                <text:p>156</text:p>
              </table:table-cell>
              <table:table-cell office:value-type="float" office:value="150.023688042418">
                <text:p>150.0236880424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1">
                <text:p>151</text:p>
              </table:table-cell>
              <table:table-cell office:value-type="float" office:value="150.186406702015">
                <text:p>150.1864067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">
                <text:p>152</text:p>
              </table:table-cell>
              <table:table-cell office:value-type="float" office:value="150.488672251679">
                <text:p>150.4886722516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2">
                <text:p>152</text:p>
              </table:table-cell>
              <table:table-cell office:value-type="float" office:value="150.740560209733">
                <text:p>150.7405602097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8">
                <text:p>158</text:p>
              </table:table-cell>
              <table:table-cell office:value-type="float" office:value="151.950466841444">
                <text:p>151.950466841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8">
                <text:p>158</text:p>
              </table:table-cell>
              <table:table-cell office:value-type="float" office:value="152.95872236787">
                <text:p>152.958722367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9">
                <text:p>159</text:p>
              </table:table-cell>
              <table:table-cell office:value-type="float" office:value="153.965601973225">
                <text:p>153.9656019732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9">
                <text:p>159</text:p>
              </table:table-cell>
              <table:table-cell office:value-type="float" office:value="154.804668311021">
                <text:p>154.8046683110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0">
                <text:p>160</text:p>
              </table:table-cell>
              <table:table-cell office:value-type="float" office:value="155.670556925851">
                <text:p>155.6705569258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154.892130771542">
                <text:p>154.8921307715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1">
                <text:p>151</text:p>
              </table:table-cell>
              <table:table-cell office:value-type="float" office:value="154.243442309619">
                <text:p>154.2434423096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">
                <text:p>158</text:p>
              </table:table-cell>
              <table:table-cell office:value-type="float" office:value="154.869535258015">
                <text:p>154.8695352580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2">
                <text:p>152</text:p>
              </table:table-cell>
              <table:table-cell office:value-type="float" office:value="154.39127938168">
                <text:p>154.391279381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0">
                <text:p>150</text:p>
              </table:table-cell>
              <table:table-cell office:value-type="float" office:value="153.659399484733">
                <text:p>153.6593994847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1">
                <text:p>151</text:p>
              </table:table-cell>
              <table:table-cell office:value-type="float" office:value="153.216166237277">
                <text:p>153.2161662372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54.346805197731">
                <text:p>154.3468051977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">
                <text:p>150</text:p>
              </table:table-cell>
              <table:table-cell office:value-type="float" office:value="153.622337664776">
                <text:p>153.6223376647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153.518614720647">
                <text:p>153.5186147206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1">
                <text:p>151</text:p>
              </table:table-cell>
              <table:table-cell office:value-type="float" office:value="153.098845600539">
                <text:p>153.0988456005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0">
                <text:p>160</text:p>
              </table:table-cell>
              <table:table-cell office:value-type="float" office:value="154.249038000449">
                <text:p>154.2490380004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1">
                <text:p>151</text:p>
              </table:table-cell>
              <table:table-cell office:value-type="float" office:value="153.707531667041">
                <text:p>153.70753166704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2">
                <text:p>152</text:p>
              </table:table-cell>
              <table:table-cell office:value-type="float" office:value="153.422943055867">
                <text:p>153.4229430558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8">
                <text:p>158</text:p>
              </table:table-cell>
              <table:table-cell office:value-type="float" office:value="154.18578587989">
                <text:p>154.185785879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">
                <text:p>154</text:p>
              </table:table-cell>
              <table:table-cell office:value-type="float" office:value="154.154821566575">
                <text:p>154.1548215665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9">
                <text:p>159</text:p>
              </table:table-cell>
              <table:table-cell office:value-type="float" office:value="154.962351305479">
                <text:p>154.9623513054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0">
                <text:p>160</text:p>
              </table:table-cell>
              <table:table-cell office:value-type="float" office:value="155.801959421232">
                <text:p>155.8019594212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2">
                <text:p>152</text:p>
              </table:table-cell>
              <table:table-cell office:value-type="float" office:value="155.168299517694">
                <text:p>155.1682995176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3">
                <text:p>153</text:p>
              </table:table-cell>
              <table:table-cell office:value-type="float" office:value="154.806916264745">
                <text:p>154.8069162647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2">
                <text:p>152</text:p>
              </table:table-cell>
              <table:table-cell office:value-type="float" office:value="154.339096887287">
                <text:p>154.3390968872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7">
                <text:p>157</text:p>
              </table:table-cell>
              <table:table-cell office:value-type="float" office:value="154.782580739406">
                <text:p>154.7825807394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9">
                <text:p>159</text:p>
              </table:table-cell>
              <table:table-cell office:value-type="float" office:value="155.485483949505">
                <text:p>155.485483949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0">
                <text:p>160</text:p>
              </table:table-cell>
              <table:table-cell office:value-type="float" office:value="156.237903291254">
                <text:p>156.237903291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2">
                <text:p>152</text:p>
              </table:table-cell>
              <table:table-cell office:value-type="float" office:value="155.531586076045">
                <text:p>155.53158607604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7">
                <text:p>157</text:p>
              </table:table-cell>
              <table:table-cell office:value-type="float" office:value="155.776321730038">
                <text:p>155.7763217300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